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move_name</text:p>
          </table:table-cell>
          <table:table-cell office:value-type="string" calcext:value-type="string">
            <text:p>move_lrn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lv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lv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l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l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lv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eatherdance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therdance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l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witcheroo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witcheroo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l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lv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s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s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lail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lail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Mud Shot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Mud Shot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l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kull B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kull B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lv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kull B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lv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ead Sm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ead Sm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lv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ead Smash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lv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Aromatherapy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osmic Power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l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osmic Powe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Aromatherapy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ower Swap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l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ower Swap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Teeter Dance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Teeter Dance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l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l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Teeter Dance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56:53.551139671</meta:creation-date>
    <dc:date>2025-01-21T21:34:56.389726852</dc:date>
    <meta:editing-duration>PT4H36M32S</meta:editing-duration>
    <meta:editing-cycles>20</meta:editing-cycles>
    <meta:generator>LibreOffice/7.3.7.2$Linux_X86_64 LibreOffice_project/30$Build-2</meta:generator>
    <meta:document-statistic meta:table-count="1" meta:cell-count="14695" meta:object-count="0"/>
  </office:meta>
</office:document-meta>
</file>